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per.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elper.floor( int x , int quant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lper.roundPosition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er.floorPosition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er.ceil( int x , int quant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lper.round( int x , int quant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lper.ceilPosition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